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0.441cm"/>
    </style:style>
    <style:style style:name="co6" style:family="table-column">
      <style:table-column-properties fo:break-before="auto" style:column-width="3.963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3.207cm"/>
    </style:style>
    <style:style style:name="co11" style:family="table-column">
      <style:table-column-properties fo:break-before="auto" style:column-width="3.993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0.967cm"/>
    </style:style>
    <style:style style:name="co14" style:family="table-column">
      <style:table-column-properties fo:break-before="auto" style:column-width="3.508cm"/>
    </style:style>
    <style:style style:name="co15" style:family="table-column">
      <style:table-column-properties fo:break-before="auto" style:column-width="0.513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0.483cm"/>
    </style:style>
    <style:style style:name="co1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1"/>
          <table:table-cell table:style-name="ce11" office:value-type="string" calcext:value-type="string">
            <text:p>Rule 16bits</text:p>
          </table:table-cell>
          <table:table-cell table:style-name="ce11"/>
          <table:table-cell table:style-name="ce14" office:value-type="string" calcext:value-type="string">
            <text:p>CCCSSSSS.RRRRZZZZ</text:p>
          </table:table-cell>
          <table:table-cell table:style-name="ce14"/>
          <table:table-cell table:style-name="ce11" table:number-columns-repeated="6"/>
          <table:table-cell table:number-columns-repeated="9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style-name="ce2" office:value-type="string" calcext:value-type="string">
            <text:p>Campu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rivate IPv4 </text:p>
          </table:table-cell>
          <table:table-cell table:style-name="ce2" office:value-type="string" calcext:value-type="string">
            <text:p>Global IPv6</text:p>
          </table:table-cell>
          <table:table-cell/>
          <table:table-cell table:style-name="ce2" office:value-type="string" calcext:value-type="string">
            <text:p>Campu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3]+[.E3];&quot;.&quot;;[.G3]*16+[.I3];&quot;.0/24&quot;)" office:value-type="string" office:string-value="10.0.0.0/24" calcext:value-type="string">
            <text:p>10.0.0.0/24</text:p>
          </table:table-cell>
          <table:table-cell table:formula="of:=COM.MICROSOFT.CONCAT(&quot;3001:10:10:&quot;;DEC2HEX(32*[.C3]+[.E3];2);DEC2HEX([.G3]*16+[.I3];2);&quot;::/64&quot;)" office:value-type="string" office:string-value="3001:10:10:0000::/64" calcext:value-type="string">
            <text:p>3001:10:10:0000::/64</text:p>
          </table:table-cell>
          <table:table-cell/>
          <table:table-cell table:style-name="ce7" office:value-type="string" calcext:value-type="string">
            <text:p>Avei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VoI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abalhador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]+[.E4];&quot;.&quot;;[.G4]*16+[.I4];&quot;.0/24&quot;)" office:value-type="string" office:string-value="10.0.16.0/24" calcext:value-type="string">
            <text:p>10.0.16.0/24</text:p>
          </table:table-cell>
          <table:table-cell table:formula="of:=COM.MICROSOFT.CONCAT(&quot;3001:10:10:&quot;;DEC2HEX(32*[.C4]+[.E4];2);DEC2HEX([.G4]*16+[.I4];2);&quot;::/64&quot;)" office:value-type="string" office:string-value="3001:10:10:0010::/64" calcext:value-type="string">
            <text:p>3001:10:10:0010::/64</text:p>
          </table:table-cell>
          <table:table-cell/>
          <table:table-cell table:style-name="ce7" office:value-type="string" calcext:value-type="string">
            <text:p>Lisbo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oio ao Clien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]+[.E5];&quot;.&quot;;[.G5]*16+[.I5];&quot;.0/24&quot;)" office:value-type="string" office:string-value="10.0.32.0/24" calcext:value-type="string">
            <text:p>10.0.32.0/24</text:p>
          </table:table-cell>
          <table:table-cell table:formula="of:=COM.MICROSOFT.CONCAT(&quot;3001:10:10:&quot;;DEC2HEX(32*[.C5]+[.E5];2);DEC2HEX([.G5]*16+[.I5];2);&quot;::/64&quot;)" office:value-type="string" office:string-value="3001:10:10:0020::/64" calcext:value-type="string">
            <text:p>3001:10:10:0020::/64</text:p>
          </table:table-cell>
          <table:table-cell/>
          <table:table-cell table:style-name="ce7" office:value-type="string" calcext:value-type="string">
            <text:p>São Francis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deoCon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omérc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6]+[.E6];&quot;.&quot;;[.G6]*16+[.I6];&quot;.0/24&quot;)" office:value-type="string" office:string-value="10.0.48.0/24" calcext:value-type="string">
            <text:p>10.0.48.0/24</text:p>
          </table:table-cell>
          <table:table-cell table:formula="of:=COM.MICROSOFT.CONCAT(&quot;3001:10:10:&quot;;DEC2HEX(32*[.C6]+[.E6];2);DEC2HEX([.G6]*16+[.I6];2);&quot;::/64&quot;)" office:value-type="string" office:string-value="3001:10:10:0030::/64" calcext:value-type="string">
            <text:p>3001:10:10:003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Impressora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nsultore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]+[.E7];&quot;.&quot;;[.G7]*16+[.I7];&quot;.0/24&quot;)" office:value-type="string" office:string-value="10.0.64.0/24" calcext:value-type="string">
            <text:p>10.0.64.0/24</text:p>
          </table:table-cell>
          <table:table-cell table:formula="of:=COM.MICROSOFT.CONCAT(&quot;3001:10:10:&quot;;DEC2HEX(32*[.C7]+[.E7];2);DEC2HEX([.G7]*16+[.I7];2);&quot;::/64&quot;)" office:value-type="string" office:string-value="3001:10:10:0040::/64" calcext:value-type="string">
            <text:p>3001:10:10:004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VideoVigilânci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stores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]+[.E8];&quot;.&quot;;[.G8]*16+[.I8];&quot;.0/24&quot;)" office:value-type="string" office:string-value="10.0.80.0/24" calcext:value-type="string">
            <text:p>10.0.80.0/24</text:p>
          </table:table-cell>
          <table:table-cell table:formula="of:=COM.MICROSOFT.CONCAT(&quot;3001:10:10:&quot;;DEC2HEX(32*[.C8]+[.E8];2);DEC2HEX([.G8]*16+[.I8];2);&quot;::/64&quot;)" office:value-type="string" office:string-value="3001:10:10:0050::/64" calcext:value-type="string">
            <text:p>3001:10:10:005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Wifi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dministradores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9]+[.E9];&quot;.&quot;;[.G9]*16+[.I9];&quot;.0/24&quot;)" office:value-type="string" office:string-value="10.1.0.0/24" calcext:value-type="string">
            <text:p>10.1.0.0/24</text:p>
          </table:table-cell>
          <table:table-cell table:formula="of:=COM.MICROSOFT.CONCAT(&quot;3001:10:10:&quot;;DEC2HEX(32*[.C9]+[.E9];2);DEC2HEX([.G9]*16+[.I9];2);&quot;::/64&quot;)" office:value-type="string" office:string-value="3001:10:10:0100::/64" calcext:value-type="string">
            <text:p>3001:10:10:010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Cor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isitantes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0]+[.E10];&quot;.&quot;;[.G10]*16+[.I10];&quot;.0/24&quot;)" office:value-type="string" office:string-value="10.1.16.0/24" calcext:value-type="string">
            <text:p>10.1.16.0/24</text:p>
          </table:table-cell>
          <table:table-cell table:formula="of:=COM.MICROSOFT.CONCAT(&quot;3001:10:10:&quot;;DEC2HEX(32*[.C10]+[.E10];2);DEC2HEX([.G10]*16+[.I10];2);&quot;::/64&quot;)" office:value-type="string" office:string-value="3001:10:10:0110::/64" calcext:value-type="string">
            <text:p>3001:10:10:011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DatacenterLocal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  <table:table-cell table:style-name="ce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1]+[.E11];&quot;.&quot;;[.G11]*16+[.I11];&quot;.0/24&quot;)" office:value-type="string" office:string-value="10.1.32.0/24" calcext:value-type="string">
            <text:p>10.1.32.0/24</text:p>
          </table:table-cell>
          <table:table-cell table:formula="of:=COM.MICROSOFT.CONCAT(&quot;3001:10:10:&quot;;DEC2HEX(32*[.C11]+[.E11];2);DEC2HEX([.G11]*16+[.I11];2);&quot;::/64&quot;)" office:value-type="string" office:string-value="3001:10:10:0120::/64" calcext:value-type="string">
            <text:p>3001:10:10:0120::/64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Loopback 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style-name="ce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2]+[.E12];&quot;.&quot;;[.G12]*16+[.I12];&quot;.0/24&quot;)" office:value-type="string" office:string-value="10.1.48.0/24" calcext:value-type="string">
            <text:p>10.1.48.0/24</text:p>
          </table:table-cell>
          <table:table-cell table:formula="of:=COM.MICROSOFT.CONCAT(&quot;3001:10:10:&quot;;DEC2HEX(32*[.C12]+[.E12];2);DEC2HEX([.G12]*16+[.I12];2);&quot;::/64&quot;)" office:value-type="string" office:string-value="3001:10:10:0130::/64" calcext:value-type="string">
            <text:p>3001:10:10:0130::/64</text:p>
          </table:table-cell>
          <table:table-cell/>
          <table:table-cell table:style-name="ce8" table:number-columns-repeated="2"/>
          <table:table-cell table:style-name="ce7" office:value-type="string" calcext:value-type="string">
            <text:p>DatacenterCentral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3]+[.E13];&quot;.&quot;;[.G13]*16+[.I13];&quot;.0/24&quot;)" office:value-type="string" office:string-value="10.1.64.0/24" calcext:value-type="string">
            <text:p>10.1.64.0/24</text:p>
          </table:table-cell>
          <table:table-cell table:formula="of:=COM.MICROSOFT.CONCAT(&quot;3001:10:10:&quot;;DEC2HEX(32*[.C13]+[.E13];2);DEC2HEX([.G13]*16+[.I13];2);&quot;::/64&quot;)" office:value-type="string" office:string-value="3001:10:10:0140::/64" calcext:value-type="string">
            <text:p>3001:10:10:0140::/6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4]+[.E14];&quot;.&quot;;[.G14]*16+[.I14];&quot;.0/24&quot;)" office:value-type="string" office:string-value="10.1.80.0/24" calcext:value-type="string">
            <text:p>10.1.80.0/24</text:p>
          </table:table-cell>
          <table:table-cell table:formula="of:=COM.MICROSOFT.CONCAT(&quot;3001:10:10:&quot;;DEC2HEX(32*[.C14]+[.E14];2);DEC2HEX([.G14]*16+[.I14];2);&quot;::/64&quot;)" office:value-type="string" office:string-value="3001:10:10:0150::/64" calcext:value-type="string">
            <text:p>3001:10:10:0150::/6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5]+[.E15];&quot;.&quot;;[.G15]*16+[.I15];&quot;.0/24&quot;)" office:value-type="string" office:string-value="10.2.0.0/24" calcext:value-type="string">
            <text:p>10.2.0.0/24</text:p>
          </table:table-cell>
          <table:table-cell table:formula="of:=COM.MICROSOFT.CONCAT(&quot;3001:10:10:&quot;;DEC2HEX(32*[.C15]+[.E15];2);DEC2HEX([.G15]*16+[.I15];2);&quot;::/64&quot;)" office:value-type="string" office:string-value="3001:10:10:0200::/64" calcext:value-type="string">
            <text:p>3001:10:10:0200::/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6]+[.E16];&quot;.&quot;;[.G16]*16+[.I16];&quot;.0/24&quot;)" office:value-type="string" office:string-value="10.2.16.0/24" calcext:value-type="string">
            <text:p>10.2.16.0/24</text:p>
          </table:table-cell>
          <table:table-cell table:formula="of:=COM.MICROSOFT.CONCAT(&quot;3001:10:10:&quot;;DEC2HEX(32*[.C16]+[.E16];2);DEC2HEX([.G16]*16+[.I16];2);&quot;::/64&quot;)" office:value-type="string" office:string-value="3001:10:10:0210::/64" calcext:value-type="string">
            <text:p>3001:10:10:0210::/6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7]+[.E17];&quot;.&quot;;[.G17]*16+[.I17];&quot;.0/24&quot;)" office:value-type="string" office:string-value="10.2.80.0/24" calcext:value-type="string">
            <text:p>10.2.80.0/24</text:p>
          </table:table-cell>
          <table:table-cell table:formula="of:=COM.MICROSOFT.CONCAT(&quot;3001:10:10:&quot;;DEC2HEX(32*[.C17]+[.E17];2);DEC2HEX([.G17]*16+[.I17];2);&quot;::/64&quot;)" office:value-type="string" office:string-value="3001:10:10:0250::/64" calcext:value-type="string">
            <text:p>3001:10:10:0250::/64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8]+[.E18];&quot;.&quot;;[.G18]*16+[.I18];&quot;.0/24&quot;)" office:value-type="string" office:string-value="10.3.0.0/24" calcext:value-type="string">
            <text:p>10.3.0.0/24</text:p>
          </table:table-cell>
          <table:table-cell table:formula="of:=COM.MICROSOFT.CONCAT(&quot;3001:10:10:&quot;;DEC2HEX(32*[.C18]+[.E18];2);DEC2HEX([.G18]*16+[.I18];2);&quot;::/64&quot;)" office:value-type="string" office:string-value="3001:10:10:0300::/64" calcext:value-type="string">
            <text:p>3001:10:10:0300::/64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19]+[.E19];&quot;.&quot;;[.G19]*16+[.I19];&quot;.0/24&quot;)" office:value-type="string" office:string-value="10.3.16.0/24" calcext:value-type="string">
            <text:p>10.3.16.0/24</text:p>
          </table:table-cell>
          <table:table-cell table:formula="of:=COM.MICROSOFT.CONCAT(&quot;3001:10:10:&quot;;DEC2HEX(32*[.C19]+[.E19];2);DEC2HEX([.G19]*16+[.I19];2);&quot;::/64&quot;)" office:value-type="string" office:string-value="3001:10:10:0310::/64" calcext:value-type="string">
            <text:p>3001:10:10:0310::/64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20]+[.E20];&quot;.&quot;;[.G20]*16+[.I20];&quot;.0/24&quot;)" office:value-type="string" office:string-value="10.3.32.0/24" calcext:value-type="string">
            <text:p>10.3.32.0/24</text:p>
          </table:table-cell>
          <table:table-cell table:formula="of:=COM.MICROSOFT.CONCAT(&quot;3001:10:10:&quot;;DEC2HEX(32*[.C20]+[.E20];2);DEC2HEX([.G20]*16+[.I20];2);&quot;::/64&quot;)" office:value-type="string" office:string-value="3001:10:10:0320::/64" calcext:value-type="string">
            <text:p>3001:10:10:0320::/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21]+[.E21];&quot;.&quot;;[.G21]*16+[.I21];&quot;.0/24&quot;)" office:value-type="string" office:string-value="10.3.48.0/24" calcext:value-type="string">
            <text:p>10.3.48.0/24</text:p>
          </table:table-cell>
          <table:table-cell table:formula="of:=COM.MICROSOFT.CONCAT(&quot;3001:10:10:&quot;;DEC2HEX(32*[.C21]+[.E21];2);DEC2HEX([.G21]*16+[.I21];2);&quot;::/64&quot;)" office:value-type="string" office:string-value="3001:10:10:0330::/64" calcext:value-type="string">
            <text:p>3001:10:10:0330::/6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22]+[.E22];&quot;.&quot;;[.G22]*16+[.I22];&quot;.0/24&quot;)" office:value-type="string" office:string-value="10.3.64.0/24" calcext:value-type="string">
            <text:p>10.3.64.0/24</text:p>
          </table:table-cell>
          <table:table-cell table:formula="of:=COM.MICROSOFT.CONCAT(&quot;3001:10:10:&quot;;DEC2HEX(32*[.C22]+[.E22];2);DEC2HEX([.G22]*16+[.I22];2);&quot;::/64&quot;)" office:value-type="string" office:string-value="3001:10:10:0340::/64" calcext:value-type="string">
            <text:p>3001:10:10:0340::/6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23]+[.E23];&quot;.&quot;;[.G23]*16+[.I23];&quot;.0/24&quot;)" office:value-type="string" office:string-value="10.3.80.0/24" calcext:value-type="string">
            <text:p>10.3.80.0/24</text:p>
          </table:table-cell>
          <table:table-cell table:formula="of:=COM.MICROSOFT.CONCAT(&quot;3001:10:10:&quot;;DEC2HEX(32*[.C23]+[.E23];2);DEC2HEX([.G23]*16+[.I23];2);&quot;::/64&quot;)" office:value-type="string" office:string-value="3001:10:10:0350::/64" calcext:value-type="string">
            <text:p>3001:10:10:0350::/64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4]+[.E24];&quot;.&quot;;[.G24]*16+[.I24];&quot;.0/24&quot;)" office:value-type="string" office:string-value="10.4.0.0/24" calcext:value-type="string">
            <text:p>10.4.0.0/24</text:p>
          </table:table-cell>
          <table:table-cell table:formula="of:=COM.MICROSOFT.CONCAT(&quot;3001:10:10:&quot;;DEC2HEX(32*[.C24]+[.E24];2);DEC2HEX([.G24]*16+[.I24];2);&quot;::/64&quot;)" office:value-type="string" office:string-value="3001:10:10:0400::/64" calcext:value-type="string">
            <text:p>3001:10:10:0400::/6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5]+[.E25];&quot;.&quot;;[.G25]*16+[.I25];&quot;.0/24&quot;)" office:value-type="string" office:string-value="10.4.1.0/24" calcext:value-type="string">
            <text:p>10.4.1.0/24</text:p>
          </table:table-cell>
          <table:table-cell table:formula="of:=COM.MICROSOFT.CONCAT(&quot;3001:10:10:&quot;;DEC2HEX(32*[.C25]+[.E25];2);DEC2HEX([.G25]*16+[.I25];2);&quot;::/64&quot;)" office:value-type="string" office:string-value="3001:10:10:0401::/64" calcext:value-type="string">
            <text:p>3001:10:10:0401::/64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VideoVigilância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-</text:p>
          </table:table-cell>
          <table:table-cell table:style-name="ce11"/>
          <table:table-cell table:style-name="ce13" office:value-type="string" calcext:value-type="string">
            <text:p>C</text:p>
          </table:table-cell>
          <table:table-cell table:style-name="ce13" office:value-type="float" office:value="2" calcext:value-type="float">
            <text:p>2</text:p>
          </table:table-cell>
          <table:table-cell table:formula="of:=COM.MICROSOFT.CONCAT(&quot;10.&quot;;32*[.C26]+[.E26];&quot;.&quot;;[.G26]*16+[.I26];&quot;.0/24&quot;)" office:value-type="string" office:string-value="10.4.2.0/24" calcext:value-type="string">
            <text:p>10.4.2.0/24</text:p>
          </table:table-cell>
          <table:table-cell table:formula="of:=COM.MICROSOFT.CONCAT(&quot;3001:10:10:&quot;;DEC2HEX(32*[.C26]+[.E26];2);DEC2HEX([.G26]*16+[.I26];2);&quot;::/64&quot;)" office:value-type="string" office:string-value="3001:10:10:0402::/64" calcext:value-type="string">
            <text:p>3001:10:10:0402::/64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3" office:value-type="string" calcext:value-type="string">
            <text:p>Aveir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-Fi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Trabalhador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2E</text:p>
          </table:table-cell>
          <table:table-cell table:style-name="ce13"/>
          <table:table-cell table:style-name="ce13" table:formula="of:=COM.MICROSOFT.CONCAT(&quot;10.&quot;;32*[.C27]+[.E27];&quot;.&quot;;[.G27]*16+[.I27];&quot;.0/22&quot;)" office:value-type="string" office:string-value="10.5.0.0/22" calcext:value-type="string">
            <text:p>10.5.0.0/22</text:p>
          </table:table-cell>
          <table:table-cell table:style-name="ce15" table:formula="of:=COM.MICROSOFT.CONCAT(&quot;3001:10:10:&quot;;DEC2HEX(32*[.C27]+[.E27];2);DEC2HEX([.G27]*16+[.I27];2);&quot;::/64&quot;)" office:value-type="string" office:string-value="3001:10:10:0500::/64" calcext:value-type="string">
            <text:p>3001:10:10:0500::/64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3" office:value-type="string" calcext:value-type="string">
            <text:p>Aveir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-Fi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dministradore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2E</text:p>
          </table:table-cell>
          <table:table-cell table:style-name="ce13"/>
          <table:table-cell table:style-name="ce13" table:formula="of:=COM.MICROSOFT.CONCAT(&quot;10.&quot;;32*[.C28]+[.E28];&quot;.&quot;;[.G28]*16+[.I28];&quot;.0/24&quot;)" office:value-type="string" office:string-value="10.5.80.0/24" calcext:value-type="string">
            <text:p>10.5.80.0/24</text:p>
          </table:table-cell>
          <table:table-cell table:style-name="ce15" table:formula="of:=COM.MICROSOFT.CONCAT(&quot;3001:10:10:&quot;;DEC2HEX(32*[.C28]+[.E28];2);DEC2HEX([.G28]*16+[.I28];2);&quot;::/64&quot;)" office:value-type="string" office:string-value="3001:10:10:0550::/64" calcext:value-type="string">
            <text:p>3001:10:10:0550::/64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3" office:value-type="string" calcext:value-type="string">
            <text:p>Aveir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-Fi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Visitante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E2E</text:p>
          </table:table-cell>
          <table:table-cell table:style-name="ce13"/>
          <table:table-cell table:style-name="ce13" table:formula="of:=COM.MICROSOFT.CONCAT(&quot;10.&quot;;32*[.C29]+[.E29];&quot;.&quot;;[.G29]*16+[.I29];&quot;.0/24&quot;)" office:value-type="string" office:string-value="10.5.96.0/24" calcext:value-type="string">
            <text:p>10.5.96.0/24</text:p>
          </table:table-cell>
          <table:table-cell table:style-name="ce15" table:formula="of:=COM.MICROSOFT.CONCAT(&quot;3001:10:10:&quot;;DEC2HEX(32*[.C29]+[.E29];2);DEC2HEX([.G29]*16+[.I29];2);&quot;::/64&quot;)" office:value-type="string" office:string-value="3001:10:10:0560::/64" calcext:value-type="string">
            <text:p>3001:10:10:0560::/64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3" office:value-type="string" calcext:value-type="string">
            <text:p>Aveir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ore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Core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COM.MICROSOFT.CONCAT(&quot;10.&quot;;32*[.C30]+[.E30];&quot;.&quot;;[.G30]*16+[.I30];&quot;.0/24&quot;)" office:value-type="string" office:string-value="10.6.0.0/24" calcext:value-type="string">
            <text:p>10.6.0.0/24</text:p>
          </table:table-cell>
          <table:table-cell table:style-name="ce15" table:formula="of:=COM.MICROSOFT.CONCAT(&quot;3001:10:10:&quot;;DEC2HEX(32*[.C30]+[.E30];2);DEC2HEX([.G30]*16+[.I30];2);&quot;::/64&quot;)" office:value-type="string" office:string-value="3001:10:10:0600::/64" calcext:value-type="string">
            <text:p>3001:10:10:0600::/64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3" office:value-type="string" calcext:value-type="string">
            <text:p>Aveir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ore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Core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COM.MICROSOFT.CONCAT(&quot;10.&quot;;32*[.C31]+[.E31];&quot;.&quot;;[.G31]*16+[.I31];&quot;.0/24&quot;)" office:value-type="string" office:string-value="10.6.1.0/24" calcext:value-type="string">
            <text:p>10.6.1.0/24</text:p>
          </table:table-cell>
          <table:table-cell table:style-name="ce15" table:formula="of:=COM.MICROSOFT.CONCAT(&quot;3001:10:10:&quot;;DEC2HEX(32*[.C31]+[.E31];2);DEC2HEX([.G31]*16+[.I31];2);&quot;::/64&quot;)" office:value-type="string" office:string-value="3001:10:10:0601::/64" calcext:value-type="string">
            <text:p>3001:10:10:0601::/64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center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32]+[.E32];&quot;.&quot;;[.G32]*16+[.I32];&quot;.0/24&quot;)" office:value-type="string" office:string-value="10.7.0.0/24" calcext:value-type="string">
            <text:p>10.7.0.0/24</text:p>
          </table:table-cell>
          <table:table-cell table:formula="of:=COM.MICROSOFT.CONCAT(&quot;3001:10:10:&quot;;DEC2HEX(32*[.C32]+[.E32];2);DEC2HEX([.G32]*16+[.I32];2);&quot;::/64&quot;)" office:value-type="string" office:string-value="3001:10:10:0700::/64" calcext:value-type="string">
            <text:p>3001:10:10:0700::/6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33]+[.E33];&quot;.&quot;;[.G33]*16+[.I33];&quot;.0/24&quot;)" office:value-type="string" office:string-value="10.8.0.0/24" calcext:value-type="string">
            <text:p>10.8.0.0/24</text:p>
          </table:table-cell>
          <table:table-cell table:formula="of:=COM.MICROSOFT.CONCAT(&quot;3001:10:10:&quot;;DEC2HEX(32*[.C33]+[.E33];2);DEC2HEX([.G33]*16+[.I33];2);&quot;::/64&quot;)" office:value-type="string" office:string-value="3001:10:10:0800::/64" calcext:value-type="string">
            <text:p>3001:10:10:0800::/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centerCent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34]+[.E34];&quot;.&quot;;[.G34]*16+[.I34];&quot;.0/24&quot;)" office:value-type="string" office:string-value="10.9.0.0/24" calcext:value-type="string">
            <text:p>10.9.0.0/24</text:p>
          </table:table-cell>
          <table:table-cell table:formula="of:=COM.MICROSOFT.CONCAT(&quot;3001:10:10:&quot;;DEC2HEX(32*[.C34]+[.E34];2);DEC2HEX([.G34]*16+[.I34];2);&quot;::/64&quot;)" office:value-type="string" office:string-value="3001:10:10:0900::/64" calcext:value-type="string">
            <text:p>3001:10:10:0900::/6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style-name="ce2" office:value-type="string" calcext:value-type="string">
            <text:p>Campu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rivate IPv4 </text:p>
          </table:table-cell>
          <table:table-cell table:style-name="ce2" office:value-type="string" calcext:value-type="string">
            <text:p>Global IPv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37]+[.E37];&quot;.&quot;;[.G37]*16+[.I37];&quot;.0/24&quot;)" office:value-type="string" office:string-value="10.32.0.0/24" calcext:value-type="string">
            <text:p>10.32.0.0/24</text:p>
          </table:table-cell>
          <table:table-cell table:formula="of:=COM.MICROSOFT.CONCAT(&quot;3001:10:10:&quot;;DEC2HEX(32*[.C37]+[.E37];2);DEC2HEX([.G37]*16+[.I37];2);&quot;::/64&quot;)" office:value-type="string" office:string-value="3001:10:10:2000::/64" calcext:value-type="string">
            <text:p>3001:10:10:2000::/6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38]+[.E38];&quot;.&quot;;[.G38]*16+[.I38];&quot;.0/24&quot;)" office:value-type="string" office:string-value="10.32.16.0/24" calcext:value-type="string">
            <text:p>10.32.16.0/24</text:p>
          </table:table-cell>
          <table:table-cell table:formula="of:=COM.MICROSOFT.CONCAT(&quot;3001:10:10:&quot;;DEC2HEX(32*[.C38]+[.E38];2);DEC2HEX([.G38]*16+[.I38];2);&quot;::/64&quot;)" office:value-type="string" office:string-value="3001:10:10:2010::/64" calcext:value-type="string">
            <text:p>3001:10:10:2010::/6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39]+[.E39];&quot;.&quot;;[.G39]*16+[.I39];&quot;.0/24&quot;)" office:value-type="string" office:string-value="10.32.32.0/24" calcext:value-type="string">
            <text:p>10.32.32.0/24</text:p>
          </table:table-cell>
          <table:table-cell table:formula="of:=COM.MICROSOFT.CONCAT(&quot;3001:10:10:&quot;;DEC2HEX(32*[.C39]+[.E39];2);DEC2HEX([.G39]*16+[.I39];2);&quot;::/64&quot;)" office:value-type="string" office:string-value="3001:10:10:2020::/64" calcext:value-type="string">
            <text:p>3001:10:10:2020::/6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0]+[.E40];&quot;.&quot;;[.G40]*16+[.I40];&quot;.0/24&quot;)" office:value-type="string" office:string-value="10.32.48.0/24" calcext:value-type="string">
            <text:p>10.32.48.0/24</text:p>
          </table:table-cell>
          <table:table-cell table:formula="of:=COM.MICROSOFT.CONCAT(&quot;3001:10:10:&quot;;DEC2HEX(32*[.C40]+[.E40];2);DEC2HEX([.G40]*16+[.I40];2);&quot;::/64&quot;)" office:value-type="string" office:string-value="3001:10:10:2030::/64" calcext:value-type="string">
            <text:p>3001:10:10:2030::/6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1]+[.E41];&quot;.&quot;;[.G41]*16+[.I41];&quot;.0/24&quot;)" office:value-type="string" office:string-value="10.32.64.0/24" calcext:value-type="string">
            <text:p>10.32.64.0/24</text:p>
          </table:table-cell>
          <table:table-cell table:formula="of:=COM.MICROSOFT.CONCAT(&quot;3001:10:10:&quot;;DEC2HEX(32*[.C41]+[.E41];2);DEC2HEX([.G41]*16+[.I41];2);&quot;::/64&quot;)" office:value-type="string" office:string-value="3001:10:10:2040::/64" calcext:value-type="string">
            <text:p>3001:10:10:2040::/6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2]+[.E42];&quot;.&quot;;[.G42]*16+[.I42];&quot;.0/24&quot;)" office:value-type="string" office:string-value="10.32.80.0/24" calcext:value-type="string">
            <text:p>10.32.80.0/24</text:p>
          </table:table-cell>
          <table:table-cell table:formula="of:=COM.MICROSOFT.CONCAT(&quot;3001:10:10:&quot;;DEC2HEX(32*[.C42]+[.E42];2);DEC2HEX([.G42]*16+[.I42];2);&quot;::/64&quot;)" office:value-type="string" office:string-value="3001:10:10:2050::/64" calcext:value-type="string">
            <text:p>3001:10:10:2050::/6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3]+[.E43];&quot;.&quot;;[.G43]*16+[.I43];&quot;.0/24&quot;)" office:value-type="string" office:string-value="10.33.0.0/24" calcext:value-type="string">
            <text:p>10.33.0.0/24</text:p>
          </table:table-cell>
          <table:table-cell table:formula="of:=COM.MICROSOFT.CONCAT(&quot;3001:10:10:&quot;;DEC2HEX(32*[.C43]+[.E43];2);DEC2HEX([.G43]*16+[.I43];2);&quot;::/64&quot;)" office:value-type="string" office:string-value="3001:10:10:2100::/64" calcext:value-type="string">
            <text:p>3001:10:10:2100::/6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4]+[.E44];&quot;.&quot;;[.G44]*16+[.I44];&quot;.0/24&quot;)" office:value-type="string" office:string-value="10.33.16.0/24" calcext:value-type="string">
            <text:p>10.33.16.0/24</text:p>
          </table:table-cell>
          <table:table-cell table:formula="of:=COM.MICROSOFT.CONCAT(&quot;3001:10:10:&quot;;DEC2HEX(32*[.C44]+[.E44];2);DEC2HEX([.G44]*16+[.I44];2);&quot;::/64&quot;)" office:value-type="string" office:string-value="3001:10:10:2110::/64" calcext:value-type="string">
            <text:p>3001:10:10:2110::/6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5]+[.E45];&quot;.&quot;;[.G45]*16+[.I45];&quot;.0/24&quot;)" office:value-type="string" office:string-value="10.33.32.0/24" calcext:value-type="string">
            <text:p>10.33.32.0/24</text:p>
          </table:table-cell>
          <table:table-cell table:formula="of:=COM.MICROSOFT.CONCAT(&quot;3001:10:10:&quot;;DEC2HEX(32*[.C45]+[.E45];2);DEC2HEX([.G45]*16+[.I45];2);&quot;::/64&quot;)" office:value-type="string" office:string-value="3001:10:10:2120::/64" calcext:value-type="string">
            <text:p>3001:10:10:2120::/6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6]+[.E46];&quot;.&quot;;[.G46]*16+[.I46];&quot;.0/24&quot;)" office:value-type="string" office:string-value="10.33.48.0/24" calcext:value-type="string">
            <text:p>10.33.48.0/24</text:p>
          </table:table-cell>
          <table:table-cell table:formula="of:=COM.MICROSOFT.CONCAT(&quot;3001:10:10:&quot;;DEC2HEX(32*[.C46]+[.E46];2);DEC2HEX([.G46]*16+[.I46];2);&quot;::/64&quot;)" office:value-type="string" office:string-value="3001:10:10:2130::/64" calcext:value-type="string">
            <text:p>3001:10:10:2130::/6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7]+[.E47];&quot;.&quot;;[.G47]*16+[.I47];&quot;.0/24&quot;)" office:value-type="string" office:string-value="10.33.64.0/24" calcext:value-type="string">
            <text:p>10.33.64.0/24</text:p>
          </table:table-cell>
          <table:table-cell table:formula="of:=COM.MICROSOFT.CONCAT(&quot;3001:10:10:&quot;;DEC2HEX(32*[.C47]+[.E47];2);DEC2HEX([.G47]*16+[.I47];2);&quot;::/64&quot;)" office:value-type="string" office:string-value="3001:10:10:2140::/64" calcext:value-type="string">
            <text:p>3001:10:10:2140::/6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8]+[.E48];&quot;.&quot;;[.G48]*16+[.I48];&quot;.0/24&quot;)" office:value-type="string" office:string-value="10.33.80.0/24" calcext:value-type="string">
            <text:p>10.33.80.0/24</text:p>
          </table:table-cell>
          <table:table-cell table:formula="of:=COM.MICROSOFT.CONCAT(&quot;3001:10:10:&quot;;DEC2HEX(32*[.C48]+[.E48];2);DEC2HEX([.G48]*16+[.I48];2);&quot;::/64&quot;)" office:value-type="string" office:string-value="3001:10:10:2150::/64" calcext:value-type="string">
            <text:p>3001:10:10:2150::/6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49]+[.E49];&quot;.&quot;;[.G49]*16+[.I49];&quot;.0/24&quot;)" office:value-type="string" office:string-value="10.34.0.0/24" calcext:value-type="string">
            <text:p>10.34.0.0/24</text:p>
          </table:table-cell>
          <table:table-cell table:formula="of:=COM.MICROSOFT.CONCAT(&quot;3001:10:10:&quot;;DEC2HEX(32*[.C49]+[.E49];2);DEC2HEX([.G49]*16+[.I49];2);&quot;::/64&quot;)" office:value-type="string" office:string-value="3001:10:10:2200::/64" calcext:value-type="string">
            <text:p>3001:10:10:2200::/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0]+[.E50];&quot;.&quot;;[.G50]*16+[.I50];&quot;.0/24&quot;)" office:value-type="string" office:string-value="10.34.16.0/24" calcext:value-type="string">
            <text:p>10.34.16.0/24</text:p>
          </table:table-cell>
          <table:table-cell table:formula="of:=COM.MICROSOFT.CONCAT(&quot;3001:10:10:&quot;;DEC2HEX(32*[.C50]+[.E50];2);DEC2HEX([.G50]*16+[.I50];2);&quot;::/64&quot;)" office:value-type="string" office:string-value="3001:10:10:2210::/64" calcext:value-type="string">
            <text:p>3001:10:10:2210::/6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1]+[.E51];&quot;.&quot;;[.G51]*16+[.I51];&quot;.0/24&quot;)" office:value-type="string" office:string-value="10.34.80.0/24" calcext:value-type="string">
            <text:p>10.34.80.0/24</text:p>
          </table:table-cell>
          <table:table-cell table:formula="of:=COM.MICROSOFT.CONCAT(&quot;3001:10:10:&quot;;DEC2HEX(32*[.C51]+[.E51];2);DEC2HEX([.G51]*16+[.I51];2);&quot;::/64&quot;)" office:value-type="string" office:string-value="3001:10:10:2250::/64" calcext:value-type="string">
            <text:p>3001:10:10:2250::/64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2]+[.E52];&quot;.&quot;;[.G52]*16+[.I52];&quot;.0/24&quot;)" office:value-type="string" office:string-value="10.35.0.0/24" calcext:value-type="string">
            <text:p>10.35.0.0/24</text:p>
          </table:table-cell>
          <table:table-cell table:formula="of:=COM.MICROSOFT.CONCAT(&quot;3001:10:10:&quot;;DEC2HEX(32*[.C52]+[.E52];2);DEC2HEX([.G52]*16+[.I52];2);&quot;::/64&quot;)" office:value-type="string" office:string-value="3001:10:10:2300::/64" calcext:value-type="string">
            <text:p>3001:10:10:2300::/64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3]+[.E53];&quot;.&quot;;[.G53]*16+[.I53];&quot;.0/24&quot;)" office:value-type="string" office:string-value="10.35.16.0/24" calcext:value-type="string">
            <text:p>10.35.16.0/24</text:p>
          </table:table-cell>
          <table:table-cell table:formula="of:=COM.MICROSOFT.CONCAT(&quot;3001:10:10:&quot;;DEC2HEX(32*[.C53]+[.E53];2);DEC2HEX([.G53]*16+[.I53];2);&quot;::/64&quot;)" office:value-type="string" office:string-value="3001:10:10:2310::/64" calcext:value-type="string">
            <text:p>3001:10:10:2310::/64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4]+[.E54];&quot;.&quot;;[.G54]*16+[.I54];&quot;.0/24&quot;)" office:value-type="string" office:string-value="10.35.32.0/24" calcext:value-type="string">
            <text:p>10.35.32.0/24</text:p>
          </table:table-cell>
          <table:table-cell table:formula="of:=COM.MICROSOFT.CONCAT(&quot;3001:10:10:&quot;;DEC2HEX(32*[.C54]+[.E54];2);DEC2HEX([.G54]*16+[.I54];2);&quot;::/64&quot;)" office:value-type="string" office:string-value="3001:10:10:2320::/64" calcext:value-type="string">
            <text:p>3001:10:10:2320::/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5]+[.E55];&quot;.&quot;;[.G55]*16+[.I55];&quot;.0/24&quot;)" office:value-type="string" office:string-value="10.35.48.0/24" calcext:value-type="string">
            <text:p>10.35.48.0/24</text:p>
          </table:table-cell>
          <table:table-cell table:formula="of:=COM.MICROSOFT.CONCAT(&quot;3001:10:10:&quot;;DEC2HEX(32*[.C55]+[.E55];2);DEC2HEX([.G55]*16+[.I55];2);&quot;::/64&quot;)" office:value-type="string" office:string-value="3001:10:10:2330::/64" calcext:value-type="string">
            <text:p>3001:10:10:2330::/6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6]+[.E56];&quot;.&quot;;[.G56]*16+[.I56];&quot;.0/24&quot;)" office:value-type="string" office:string-value="10.35.64.0/24" calcext:value-type="string">
            <text:p>10.35.64.0/24</text:p>
          </table:table-cell>
          <table:table-cell table:formula="of:=COM.MICROSOFT.CONCAT(&quot;3001:10:10:&quot;;DEC2HEX(32*[.C56]+[.E56];2);DEC2HEX([.G56]*16+[.I56];2);&quot;::/64&quot;)" office:value-type="string" office:string-value="3001:10:10:2340::/64" calcext:value-type="string">
            <text:p>3001:10:10:2340::/6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57]+[.E57];&quot;.&quot;;[.G57]*16+[.I57];&quot;.0/24&quot;)" office:value-type="string" office:string-value="10.35.80.0/24" calcext:value-type="string">
            <text:p>10.35.80.0/24</text:p>
          </table:table-cell>
          <table:table-cell table:formula="of:=COM.MICROSOFT.CONCAT(&quot;3001:10:10:&quot;;DEC2HEX(32*[.C57]+[.E57];2);DEC2HEX([.G57]*16+[.I57];2);&quot;::/64&quot;)" office:value-type="string" office:string-value="3001:10:10:2350::/64" calcext:value-type="string">
            <text:p>3001:10:10:2350::/64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8]+[.E58];&quot;.&quot;;[.G58]*16+[.I58];&quot;.0/24&quot;)" office:value-type="string" office:string-value="10.36.0.0/24" calcext:value-type="string">
            <text:p>10.36.0.0/24</text:p>
          </table:table-cell>
          <table:table-cell table:formula="of:=COM.MICROSOFT.CONCAT(&quot;3001:10:10:&quot;;DEC2HEX(32*[.C58]+[.E58];2);DEC2HEX([.G58]*16+[.I58];2);&quot;::/64&quot;)" office:value-type="string" office:string-value="3001:10:10:2400::/64" calcext:value-type="string">
            <text:p>3001:10:10:2400::/6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9]+[.E59];&quot;.&quot;;[.G59]*16+[.I59];&quot;.0/24&quot;)" office:value-type="string" office:string-value="10.36.1.0/24" calcext:value-type="string">
            <text:p>10.36.1.0/24</text:p>
          </table:table-cell>
          <table:table-cell table:formula="of:=COM.MICROSOFT.CONCAT(&quot;3001:10:10:&quot;;DEC2HEX(32*[.C59]+[.E59];2);DEC2HEX([.G59]*16+[.I59];2);&quot;::/64&quot;)" office:value-type="string" office:string-value="3001:10:10:2401::/64" calcext:value-type="string">
            <text:p>3001:10:10:2401::/64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&quot;10.&quot;;32*[.C60]+[.E60];&quot;.&quot;;[.G60]*16+[.I60];&quot;.0/24&quot;)" office:value-type="string" office:string-value="10.36.2.0/24" calcext:value-type="string">
            <text:p>10.36.2.0/24</text:p>
          </table:table-cell>
          <table:table-cell table:formula="of:=COM.MICROSOFT.CONCAT(&quot;3001:10:10:&quot;;DEC2HEX(32*[.C60]+[.E60];2);DEC2HEX([.G60]*16+[.I60];2);&quot;::/64&quot;)" office:value-type="string" office:string-value="3001:10:10:2402::/64" calcext:value-type="string">
            <text:p>3001:10:10:2402::/64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61]+[.E61];&quot;.&quot;;[.G61]*16+[.I61];&quot;.0/22&quot;)" office:value-type="string" office:string-value="10.37.0.0/22" calcext:value-type="string">
            <text:p>10.37.0.0/22</text:p>
          </table:table-cell>
          <table:table-cell table:formula="of:=COM.MICROSOFT.CONCAT(&quot;3001:10:10:&quot;;DEC2HEX(32*[.C61]+[.E61];2);DEC2HEX([.G61]*16+[.I61];2);&quot;::/64&quot;)" office:value-type="string" office:string-value="3001:10:10:2500::/64" calcext:value-type="string">
            <text:p>3001:10:10:2500::/64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62]+[.E62];&quot;.&quot;;[.G62]*16+[.I62];&quot;.0/24&quot;)" office:value-type="string" office:string-value="10.37.80.0/24" calcext:value-type="string">
            <text:p>10.37.80.0/24</text:p>
          </table:table-cell>
          <table:table-cell table:formula="of:=COM.MICROSOFT.CONCAT(&quot;3001:10:10:&quot;;DEC2HEX(32*[.C62]+[.E62];2);DEC2HEX([.G62]*16+[.I62];2);&quot;::/64&quot;)" office:value-type="string" office:string-value="3001:10:10:2550::/64" calcext:value-type="string">
            <text:p>3001:10:10:2550::/64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itantes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63]+[.E63];&quot;.&quot;;[.G63]*16+[.I63];&quot;.0/24&quot;)" office:value-type="string" office:string-value="10.37.96.0/24" calcext:value-type="string">
            <text:p>10.37.96.0/24</text:p>
          </table:table-cell>
          <table:table-cell table:formula="of:=COM.MICROSOFT.CONCAT(&quot;3001:10:10:&quot;;DEC2HEX(32*[.C63]+[.E63];2);DEC2HEX([.G63]*16+[.I63];2);&quot;::/64&quot;)" office:value-type="string" office:string-value="3001:10:10:2560::/64" calcext:value-type="string">
            <text:p>3001:10:10:2560::/64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re0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4]+[.E64];&quot;.&quot;;[.G64]*16+[.I64];&quot;.0/24&quot;)" office:value-type="string" office:string-value="10.38.0.0/24" calcext:value-type="string">
            <text:p>10.38.0.0/24</text:p>
          </table:table-cell>
          <table:table-cell table:formula="of:=COM.MICROSOFT.CONCAT(&quot;3001:10:10:&quot;;DEC2HEX(32*[.C64]+[.E64];2);DEC2HEX([.G64]*16+[.I64];2);&quot;::/64&quot;)" office:value-type="string" office:string-value="3001:10:10:2600::/64" calcext:value-type="string">
            <text:p>3001:10:10:2600::/64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re1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5]+[.E65];&quot;.&quot;;[.G65]*16+[.I65];&quot;.0/24&quot;)" office:value-type="string" office:string-value="10.38.1.0/24" calcext:value-type="string">
            <text:p>10.38.1.0/24</text:p>
          </table:table-cell>
          <table:table-cell table:formula="of:=COM.MICROSOFT.CONCAT(&quot;3001:10:10:&quot;;DEC2HEX(32*[.C65]+[.E65];2);DEC2HEX([.G65]*16+[.I65];2);&quot;::/64&quot;)" office:value-type="string" office:string-value="3001:10:10:2601::/64" calcext:value-type="string">
            <text:p>3001:10:10:2601::/64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tacenter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66]+[.E66];&quot;.&quot;;[.G66]*16+[.I66];&quot;.0/24&quot;)" office:value-type="string" office:string-value="10.39.0.0/24" calcext:value-type="string">
            <text:p>10.39.0.0/24</text:p>
          </table:table-cell>
          <table:table-cell table:formula="of:=COM.MICROSOFT.CONCAT(&quot;3001:10:10:&quot;;DEC2HEX(32*[.C66]+[.E66];2);DEC2HEX([.G66]*16+[.I66];2);&quot;::/64&quot;)" office:value-type="string" office:string-value="3001:10:10:2700::/64" calcext:value-type="string">
            <text:p>3001:10:10:2700::/6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oop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67]+[.E67];&quot;.&quot;;[.G67]*16+[.I67];&quot;.0/24&quot;)" office:value-type="string" office:string-value="10.40.0.0/24" calcext:value-type="string">
            <text:p>10.40.0.0/24</text:p>
          </table:table-cell>
          <table:table-cell table:formula="of:=COM.MICROSOFT.CONCAT(&quot;3001:10:10:&quot;;DEC2HEX(32*[.C67]+[.E67];2);DEC2HEX([.G67]*16+[.I67];2);&quot;::/64&quot;)" office:value-type="string" office:string-value="3001:10:10:2800::/64" calcext:value-type="string">
            <text:p>3001:10:10:2800::/64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style-name="ce2" office:value-type="string" calcext:value-type="string">
            <text:p>Campu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rivate IPv4 </text:p>
          </table:table-cell>
          <table:table-cell table:style-name="ce2" office:value-type="string" calcext:value-type="string">
            <text:p>Global IPv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0]+[.E70];&quot;.&quot;;[.G70]*16+[.I70];&quot;.0/24&quot;)" office:value-type="string" office:string-value="10.64.0.0/24" calcext:value-type="string">
            <text:p>10.64.0.0/24</text:p>
          </table:table-cell>
          <table:table-cell table:formula="of:=COM.MICROSOFT.CONCAT(&quot;3001:10:10:&quot;;DEC2HEX(32*[.C70]+[.E70];2);DEC2HEX([.G70]*16+[.I70];2);&quot;::/64&quot;)" office:value-type="string" office:string-value="3001:10:10:4000::/64" calcext:value-type="string">
            <text:p>3001:10:10:4000::/6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1]+[.E71];&quot;.&quot;;[.G71]*16+[.I71];&quot;.0/24&quot;)" office:value-type="string" office:string-value="10.64.16.0/24" calcext:value-type="string">
            <text:p>10.64.16.0/24</text:p>
          </table:table-cell>
          <table:table-cell table:formula="of:=COM.MICROSOFT.CONCAT(&quot;3001:10:10:&quot;;DEC2HEX(32*[.C71]+[.E71];2);DEC2HEX([.G71]*16+[.I71];2);&quot;::/64&quot;)" office:value-type="string" office:string-value="3001:10:10:4010::/64" calcext:value-type="string">
            <text:p>3001:10:10:4010::/6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2]+[.E72];&quot;.&quot;;[.G72]*16+[.I72];&quot;.0/24&quot;)" office:value-type="string" office:string-value="10.64.32.0/24" calcext:value-type="string">
            <text:p>10.64.32.0/24</text:p>
          </table:table-cell>
          <table:table-cell table:formula="of:=COM.MICROSOFT.CONCAT(&quot;3001:10:10:&quot;;DEC2HEX(32*[.C72]+[.E72];2);DEC2HEX([.G72]*16+[.I72];2);&quot;::/64&quot;)" office:value-type="string" office:string-value="3001:10:10:4020::/64" calcext:value-type="string">
            <text:p>3001:10:10:4020::/6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3]+[.E73];&quot;.&quot;;[.G73]*16+[.I73];&quot;.0/24&quot;)" office:value-type="string" office:string-value="10.64.48.0/24" calcext:value-type="string">
            <text:p>10.64.48.0/24</text:p>
          </table:table-cell>
          <table:table-cell table:formula="of:=COM.MICROSOFT.CONCAT(&quot;3001:10:10:&quot;;DEC2HEX(32*[.C73]+[.E73];2);DEC2HEX([.G73]*16+[.I73];2);&quot;::/64&quot;)" office:value-type="string" office:string-value="3001:10:10:4030::/64" calcext:value-type="string">
            <text:p>3001:10:10:4030::/6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4]+[.E74];&quot;.&quot;;[.G74]*16+[.I74];&quot;.0/24&quot;)" office:value-type="string" office:string-value="10.64.64.0/24" calcext:value-type="string">
            <text:p>10.64.64.0/24</text:p>
          </table:table-cell>
          <table:table-cell table:formula="of:=COM.MICROSOFT.CONCAT(&quot;3001:10:10:&quot;;DEC2HEX(32*[.C74]+[.E74];2);DEC2HEX([.G74]*16+[.I74];2);&quot;::/64&quot;)" office:value-type="string" office:string-value="3001:10:10:4040::/64" calcext:value-type="string">
            <text:p>3001:10:10:4040::/6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5]+[.E75];&quot;.&quot;;[.G75]*16+[.I75];&quot;.0/24&quot;)" office:value-type="string" office:string-value="10.64.80.0/24" calcext:value-type="string">
            <text:p>10.64.80.0/24</text:p>
          </table:table-cell>
          <table:table-cell table:formula="of:=COM.MICROSOFT.CONCAT(&quot;3001:10:10:&quot;;DEC2HEX(32*[.C75]+[.E75];2);DEC2HEX([.G75]*16+[.I75];2);&quot;::/64&quot;)" office:value-type="string" office:string-value="3001:10:10:4050::/64" calcext:value-type="string">
            <text:p>3001:10:10:4050::/6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6]+[.E76];&quot;.&quot;;[.G76]*16+[.I76];&quot;.0/24&quot;)" office:value-type="string" office:string-value="10.65.0.0/24" calcext:value-type="string">
            <text:p>10.65.0.0/24</text:p>
          </table:table-cell>
          <table:table-cell table:formula="of:=COM.MICROSOFT.CONCAT(&quot;3001:10:10:&quot;;DEC2HEX(32*[.C76]+[.E76];2);DEC2HEX([.G76]*16+[.I76];2);&quot;::/64&quot;)" office:value-type="string" office:string-value="3001:10:10:4100::/64" calcext:value-type="string">
            <text:p>3001:10:10:4100::/6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7]+[.E77];&quot;.&quot;;[.G77]*16+[.I77];&quot;.0/24&quot;)" office:value-type="string" office:string-value="10.65.16.0/24" calcext:value-type="string">
            <text:p>10.65.16.0/24</text:p>
          </table:table-cell>
          <table:table-cell table:formula="of:=COM.MICROSOFT.CONCAT(&quot;3001:10:10:&quot;;DEC2HEX(32*[.C77]+[.E77];2);DEC2HEX([.G77]*16+[.I77];2);&quot;::/64&quot;)" office:value-type="string" office:string-value="3001:10:10:4110::/64" calcext:value-type="string">
            <text:p>3001:10:10:4110::/6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8]+[.E78];&quot;.&quot;;[.G78]*16+[.I78];&quot;.0/24&quot;)" office:value-type="string" office:string-value="10.65.32.0/24" calcext:value-type="string">
            <text:p>10.65.32.0/24</text:p>
          </table:table-cell>
          <table:table-cell table:formula="of:=COM.MICROSOFT.CONCAT(&quot;3001:10:10:&quot;;DEC2HEX(32*[.C78]+[.E78];2);DEC2HEX([.G78]*16+[.I78];2);&quot;::/64&quot;)" office:value-type="string" office:string-value="3001:10:10:4120::/64" calcext:value-type="string">
            <text:p>3001:10:10:4120::/6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79]+[.E79];&quot;.&quot;;[.G79]*16+[.I79];&quot;.0/24&quot;)" office:value-type="string" office:string-value="10.65.48.0/24" calcext:value-type="string">
            <text:p>10.65.48.0/24</text:p>
          </table:table-cell>
          <table:table-cell table:formula="of:=COM.MICROSOFT.CONCAT(&quot;3001:10:10:&quot;;DEC2HEX(32*[.C79]+[.E79];2);DEC2HEX([.G79]*16+[.I79];2);&quot;::/64&quot;)" office:value-type="string" office:string-value="3001:10:10:4130::/64" calcext:value-type="string">
            <text:p>3001:10:10:4130::/6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0]+[.E80];&quot;.&quot;;[.G80]*16+[.I80];&quot;.0/24&quot;)" office:value-type="string" office:string-value="10.65.64.0/24" calcext:value-type="string">
            <text:p>10.65.64.0/24</text:p>
          </table:table-cell>
          <table:table-cell table:formula="of:=COM.MICROSOFT.CONCAT(&quot;3001:10:10:&quot;;DEC2HEX(32*[.C80]+[.E80];2);DEC2HEX([.G80]*16+[.I80];2);&quot;::/64&quot;)" office:value-type="string" office:string-value="3001:10:10:4140::/64" calcext:value-type="string">
            <text:p>3001:10:10:4140::/6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1]+[.E81];&quot;.&quot;;[.G81]*16+[.I81];&quot;.0/24&quot;)" office:value-type="string" office:string-value="10.65.80.0/24" calcext:value-type="string">
            <text:p>10.65.80.0/24</text:p>
          </table:table-cell>
          <table:table-cell table:formula="of:=COM.MICROSOFT.CONCAT(&quot;3001:10:10:&quot;;DEC2HEX(32*[.C81]+[.E81];2);DEC2HEX([.G81]*16+[.I81];2);&quot;::/64&quot;)" office:value-type="string" office:string-value="3001:10:10:4150::/64" calcext:value-type="string">
            <text:p>3001:10:10:4150::/6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2]+[.E82];&quot;.&quot;;[.G82]*16+[.I82];&quot;.0/24&quot;)" office:value-type="string" office:string-value="10.66.0.0/24" calcext:value-type="string">
            <text:p>10.66.0.0/24</text:p>
          </table:table-cell>
          <table:table-cell table:formula="of:=COM.MICROSOFT.CONCAT(&quot;3001:10:10:&quot;;DEC2HEX(32*[.C82]+[.E82];2);DEC2HEX([.G82]*16+[.I82];2);&quot;::/64&quot;)" office:value-type="string" office:string-value="3001:10:10:4200::/64" calcext:value-type="string">
            <text:p>3001:10:10:4200::/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3]+[.E83];&quot;.&quot;;[.G83]*16+[.I83];&quot;.0/24&quot;)" office:value-type="string" office:string-value="10.66.16.0/24" calcext:value-type="string">
            <text:p>10.66.16.0/24</text:p>
          </table:table-cell>
          <table:table-cell table:formula="of:=COM.MICROSOFT.CONCAT(&quot;3001:10:10:&quot;;DEC2HEX(32*[.C83]+[.E83];2);DEC2HEX([.G83]*16+[.I83];2);&quot;::/64&quot;)" office:value-type="string" office:string-value="3001:10:10:4210::/64" calcext:value-type="string">
            <text:p>3001:10:10:4210::/6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4]+[.E84];&quot;.&quot;;[.G84]*16+[.I84];&quot;.0/24&quot;)" office:value-type="string" office:string-value="10.66.80.0/24" calcext:value-type="string">
            <text:p>10.66.80.0/24</text:p>
          </table:table-cell>
          <table:table-cell table:formula="of:=COM.MICROSOFT.CONCAT(&quot;3001:10:10:&quot;;DEC2HEX(32*[.C84]+[.E84];2);DEC2HEX([.G84]*16+[.I84];2);&quot;::/64&quot;)" office:value-type="string" office:string-value="3001:10:10:4250::/64" calcext:value-type="string">
            <text:p>3001:10:10:4250::/64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5]+[.E85];&quot;.&quot;;[.G85]*16+[.I85];&quot;.0/24&quot;)" office:value-type="string" office:string-value="10.67.0.0/24" calcext:value-type="string">
            <text:p>10.67.0.0/24</text:p>
          </table:table-cell>
          <table:table-cell table:formula="of:=COM.MICROSOFT.CONCAT(&quot;3001:10:10:&quot;;DEC2HEX(32*[.C85]+[.E85];2);DEC2HEX([.G85]*16+[.I85];2);&quot;::/64&quot;)" office:value-type="string" office:string-value="3001:10:10:4300::/64" calcext:value-type="string">
            <text:p>3001:10:10:4300::/64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io ao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6]+[.E86];&quot;.&quot;;[.G86]*16+[.I86];&quot;.0/24&quot;)" office:value-type="string" office:string-value="10.67.16.0/24" calcext:value-type="string">
            <text:p>10.67.16.0/24</text:p>
          </table:table-cell>
          <table:table-cell table:formula="of:=COM.MICROSOFT.CONCAT(&quot;3001:10:10:&quot;;DEC2HEX(32*[.C86]+[.E86];2);DEC2HEX([.G86]*16+[.I86];2);&quot;::/64&quot;)" office:value-type="string" office:string-value="3001:10:10:4310::/64" calcext:value-type="string">
            <text:p>3001:10:10:4310::/64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ér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7]+[.E87];&quot;.&quot;;[.G87]*16+[.I87];&quot;.0/24&quot;)" office:value-type="string" office:string-value="10.67.32.0/24" calcext:value-type="string">
            <text:p>10.67.32.0/24</text:p>
          </table:table-cell>
          <table:table-cell table:formula="of:=COM.MICROSOFT.CONCAT(&quot;3001:10:10:&quot;;DEC2HEX(32*[.C87]+[.E87];2);DEC2HEX([.G87]*16+[.I87];2);&quot;::/64&quot;)" office:value-type="string" office:string-value="3001:10:10:4320::/64" calcext:value-type="string">
            <text:p>3001:10:10:4320::/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lt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8]+[.E88];&quot;.&quot;;[.G88]*16+[.I88];&quot;.0/24&quot;)" office:value-type="string" office:string-value="10.67.48.0/24" calcext:value-type="string">
            <text:p>10.67.48.0/24</text:p>
          </table:table-cell>
          <table:table-cell table:formula="of:=COM.MICROSOFT.CONCAT(&quot;3001:10:10:&quot;;DEC2HEX(32*[.C88]+[.E88];2);DEC2HEX([.G88]*16+[.I88];2);&quot;::/64&quot;)" office:value-type="string" office:string-value="3001:10:10:4330::/64" calcext:value-type="string">
            <text:p>3001:10:10:4330::/6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89]+[.E89];&quot;.&quot;;[.G89]*16+[.I89];&quot;.0/24&quot;)" office:value-type="string" office:string-value="10.67.64.0/24" calcext:value-type="string">
            <text:p>10.67.64.0/24</text:p>
          </table:table-cell>
          <table:table-cell table:formula="of:=COM.MICROSOFT.CONCAT(&quot;3001:10:10:&quot;;DEC2HEX(32*[.C89]+[.E89];2);DEC2HEX([.G89]*16+[.I89];2);&quot;::/64&quot;)" office:value-type="string" office:string-value="3001:10:10:4340::/64" calcext:value-type="string">
            <text:p>3001:10:10:4340::/6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esso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formula="of:=COM.MICROSOFT.CONCAT(&quot;10.&quot;;32*[.C90]+[.E90];&quot;.&quot;;[.G90]*16+[.I90];&quot;.0/24&quot;)" office:value-type="string" office:string-value="10.67.80.0/24" calcext:value-type="string">
            <text:p>10.67.80.0/24</text:p>
          </table:table-cell>
          <table:table-cell table:formula="of:=COM.MICROSOFT.CONCAT(&quot;3001:10:10:&quot;;DEC2HEX(32*[.C90]+[.E90];2);DEC2HEX([.G90]*16+[.I90];2);&quot;::/64&quot;)" office:value-type="string" office:string-value="3001:10:10:4350::/64" calcext:value-type="string">
            <text:p>3001:10:10:4350::/64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91]+[.E91];&quot;.&quot;;[.G91]*16+[.I91];&quot;.0/24&quot;)" office:value-type="string" office:string-value="10.68.0.0/24" calcext:value-type="string">
            <text:p>10.68.0.0/24</text:p>
          </table:table-cell>
          <table:table-cell table:formula="of:=COM.MICROSOFT.CONCAT(&quot;3001:10:10:&quot;;DEC2HEX(32*[.C91]+[.E91];2);DEC2HEX([.G91]*16+[.I91];2);&quot;::/64&quot;)" office:value-type="string" office:string-value="3001:10:10:4400::/64" calcext:value-type="string">
            <text:p>3001:10:10:4400::/6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92]+[.E92];&quot;.&quot;;[.G92]*16+[.I92];&quot;.0/24&quot;)" office:value-type="string" office:string-value="10.68.1.0/24" calcext:value-type="string">
            <text:p>10.68.1.0/24</text:p>
          </table:table-cell>
          <table:table-cell table:formula="of:=COM.MICROSOFT.CONCAT(&quot;3001:10:10:&quot;;DEC2HEX(32*[.C92]+[.E92];2);DEC2HEX([.G92]*16+[.I92];2);&quot;::/64&quot;)" office:value-type="string" office:string-value="3001:10:10:4401::/64" calcext:value-type="string">
            <text:p>3001:10:10:4401::/64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VideoVigilâ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&quot;10.&quot;;32*[.C93]+[.E93];&quot;.&quot;;[.G93]*16+[.I93];&quot;.0/24&quot;)" office:value-type="string" office:string-value="10.68.2.0/24" calcext:value-type="string">
            <text:p>10.68.2.0/24</text:p>
          </table:table-cell>
          <table:table-cell table:formula="of:=COM.MICROSOFT.CONCAT(&quot;3001:10:10:&quot;;DEC2HEX(32*[.C93]+[.E93];2);DEC2HEX([.G93]*16+[.I93];2);&quot;::/64&quot;)" office:value-type="string" office:string-value="3001:10:10:4402::/64" calcext:value-type="string">
            <text:p>3001:10:10:4402::/64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balhadores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94]+[.E94];&quot;.&quot;;[.G94]*16+[.I94];&quot;.0/22&quot;)" office:value-type="string" office:string-value="10.69.0.0/22" calcext:value-type="string">
            <text:p>10.69.0.0/22</text:p>
          </table:table-cell>
          <table:table-cell table:formula="of:=COM.MICROSOFT.CONCAT(&quot;3001:10:10:&quot;;DEC2HEX(32*[.C94]+[.E94];2);DEC2HEX([.G94]*16+[.I94];2);&quot;::/64&quot;)" office:value-type="string" office:string-value="3001:10:10:4500::/64" calcext:value-type="string">
            <text:p>3001:10:10:4500::/64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istradores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95]+[.E95];&quot;.&quot;;[.G95]*16+[.I95];&quot;.0/24&quot;)" office:value-type="string" office:string-value="10.69.80.0/24" calcext:value-type="string">
            <text:p>10.69.80.0/24</text:p>
          </table:table-cell>
          <table:table-cell table:formula="of:=COM.MICROSOFT.CONCAT(&quot;3001:10:10:&quot;;DEC2HEX(32*[.C95]+[.E95];2);DEC2HEX([.G95]*16+[.I95];2);&quot;::/64&quot;)" office:value-type="string" office:string-value="3001:10:10:4550::/64" calcext:value-type="string">
            <text:p>3001:10:10:4550::/64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Wi-F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itantes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E2E</text:p>
          </table:table-cell>
          <table:table-cell/>
          <table:table-cell table:formula="of:=COM.MICROSOFT.CONCAT(&quot;10.&quot;;32*[.C96]+[.E96];&quot;.&quot;;[.G96]*16+[.I96];&quot;.0/24&quot;)" office:value-type="string" office:string-value="10.69.96.0/24" calcext:value-type="string">
            <text:p>10.69.96.0/24</text:p>
          </table:table-cell>
          <table:table-cell table:formula="of:=COM.MICROSOFT.CONCAT(&quot;3001:10:10:&quot;;DEC2HEX(32*[.C96]+[.E96];2);DEC2HEX([.G96]*16+[.I96];2);&quot;::/64&quot;)" office:value-type="string" office:string-value="3001:10:10:4560::/64" calcext:value-type="string">
            <text:p>3001:10:10:4560::/64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re0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97]+[.E97];&quot;.&quot;;[.G97]*16+[.I97];&quot;.0/24&quot;)" office:value-type="string" office:string-value="10.70.0.0/24" calcext:value-type="string">
            <text:p>10.70.0.0/24</text:p>
          </table:table-cell>
          <table:table-cell table:formula="of:=COM.MICROSOFT.CONCAT(&quot;3001:10:10:&quot;;DEC2HEX(32*[.C97]+[.E97];2);DEC2HEX([.G97]*16+[.I97];2);&quot;::/64&quot;)" office:value-type="string" office:string-value="3001:10:10:4600::/64" calcext:value-type="string">
            <text:p>3001:10:10:4600::/64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re1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98]+[.E98];&quot;.&quot;;[.G98]*16+[.I98];&quot;.0/24&quot;)" office:value-type="string" office:string-value="10.70.1.0/24" calcext:value-type="string">
            <text:p>10.70.1.0/24</text:p>
          </table:table-cell>
          <table:table-cell table:formula="of:=COM.MICROSOFT.CONCAT(&quot;3001:10:10:&quot;;DEC2HEX(32*[.C98]+[.E98];2);DEC2HEX([.G98]*16+[.I98];2);&quot;::/64&quot;)" office:value-type="string" office:string-value="3001:10:10:4601::/64" calcext:value-type="string">
            <text:p>3001:10:10:4601::/64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atacenter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99]+[.E99];&quot;.&quot;;[.G99]*16+[.I99];&quot;.0/24&quot;)" office:value-type="string" office:string-value="10.71.0.0/24" calcext:value-type="string">
            <text:p>10.71.0.0/24</text:p>
          </table:table-cell>
          <table:table-cell table:formula="of:=COM.MICROSOFT.CONCAT(&quot;3001:10:10:&quot;;DEC2HEX(32*[.C99]+[.E99];2);DEC2HEX([.G99]*16+[.I99];2);&quot;::/64&quot;)" office:value-type="string" office:string-value="3001:10:10:4700::/64" calcext:value-type="string">
            <text:p>3001:10:10:4700::/6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ão Francisco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Loop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COM.MICROSOFT.CONCAT(&quot;10.&quot;;32*[.C100]+[.E100];&quot;.&quot;;[.G100]*16+[.I100];&quot;.0/24&quot;)" office:value-type="string" office:string-value="10.72.0.0/24" calcext:value-type="string">
            <text:p>10.72.0.0/24</text:p>
          </table:table-cell>
          <table:table-cell table:formula="of:=COM.MICROSOFT.CONCAT(&quot;3001:10:10:&quot;;DEC2HEX(32*[.C100]+[.E100];2);DEC2HEX([.G100]*16+[.I100];2);&quot;::/64&quot;)" office:value-type="string" office:string-value="3001:10:10:4800::/64" calcext:value-type="string">
            <text:p>3001:10:10:4800::/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-00-0000</text:date>, <text:time style:data-style-name="N2" text:time-value="22:50:13.776377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6T11:15:42.479078547</meta:creation-date>
    <dc:date>2021-05-07T23:08:49.573288147</dc:date>
    <meta:editing-duration>PT1H22M24S</meta:editing-duration>
    <meta:editing-cycles>15</meta:editing-cycles>
    <meta:generator>LibreOffice/6.4.6.2$Linux_X86_64 LibreOffice_project/40$Build-2</meta:generator>
    <meta:document-statistic meta:table-count="1" meta:cell-count="1022" meta:object-count="0"/>
  </office:meta>
</office:document-meta>
</file>